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8" style:family="table">
      <style:table-properties style:width="16.002cm" table:align="left" style:writing-mode="lr-tb"/>
    </style:style>
    <style:style style:name="Table108.A" style:family="table-column">
      <style:table-column-properties style:column-width="16.002cm"/>
    </style:style>
    <style:style style:name="Table108.1" style:family="table-row">
      <style:table-row-properties fo:keep-together="auto"/>
    </style:style>
    <style:style style:name="Table108.A1" style:family="table-cell">
      <style:table-cell-properties style:vertical-align="middle" fo:background-color="#7a5ada" fo:padding="0cm" fo:border="none" style:writing-mode="lr-tb">
        <style:background-image/>
      </style:table-cell-properties>
    </style:style>
    <style:style style:name="Table108.A2" style:family="table-cell">
      <style:table-cell-properties style:vertical-align="middle" fo:background-color="#eeeeff" fo:padding="0cm" fo:border="none" style:writing-mode="lr-tb">
        <style:background-image/>
      </style:table-cell-properties>
    </style:style>
    <style:style style:name="Table109" style:family="table">
      <style:table-properties style:width="16.002cm" table:align="left" style:writing-mode="lr-tb"/>
    </style:style>
    <style:style style:name="Table109.A" style:family="table-column">
      <style:table-column-properties style:column-width="16.002cm"/>
    </style:style>
    <style:style style:name="Table109.1" style:family="table-row">
      <style:table-row-properties fo:keep-together="auto"/>
    </style:style>
    <style:style style:name="Table109.A1" style:family="table-cell">
      <style:table-cell-properties style:vertical-align="middle" fo:background-color="#7a5ada" fo:padding="0cm" fo:border="none" style:writing-mode="lr-tb">
        <style:background-image/>
      </style:table-cell-properties>
    </style:style>
    <style:style style:name="Table109.A2" style:family="table-cell">
      <style:table-cell-properties style:vertical-align="middle" fo:background-color="#eeeeff" fo:padding="0cm" fo:border="none" style:writing-mode="lr-tb">
        <style:background-image/>
      </style:table-cell-properties>
    </style:style>
    <style:style style:name="Table110" style:family="table">
      <style:table-properties style:width="16.002cm" table:align="left" style:writing-mode="lr-tb"/>
    </style:style>
    <style:style style:name="Table110.A" style:family="table-column">
      <style:table-column-properties style:column-width="16.002cm"/>
    </style:style>
    <style:style style:name="Table110.1" style:family="table-row">
      <style:table-row-properties fo:keep-together="auto"/>
    </style:style>
    <style:style style:name="Table110.A1" style:family="table-cell">
      <style:table-cell-properties style:vertical-align="middle" fo:background-color="#7a5ada" fo:padding="0cm" fo:border="none" style:writing-mode="lr-tb">
        <style:background-image/>
      </style:table-cell-properties>
    </style:style>
    <style:style style:name="Table110.A2" style:family="table-cell">
      <style:table-cell-properties style:vertical-align="middle" fo:background-color="#eeeeff" fo:padding="0cm" fo:border="none" style:writing-mode="lr-tb">
        <style:background-image/>
      </style:table-cell-properties>
    </style:style>
    <style:style style:name="Table111" style:family="table">
      <style:table-properties style:width="16.002cm" table:align="left" style:writing-mode="lr-tb"/>
    </style:style>
    <style:style style:name="Table111.A" style:family="table-column">
      <style:table-column-properties style:column-width="16.002cm"/>
    </style:style>
    <style:style style:name="Table111.1" style:family="table-row">
      <style:table-row-properties fo:keep-together="auto"/>
    </style:style>
    <style:style style:name="Table111.A1" style:family="table-cell">
      <style:table-cell-properties style:vertical-align="middle" fo:background-color="#7a5ada" fo:padding="0cm" fo:border="none" style:writing-mode="lr-tb">
        <style:background-image/>
      </style:table-cell-properties>
    </style:style>
    <style:style style:name="Table111.A2" style:family="table-cell">
      <style:table-cell-properties style:vertical-align="middle" fo:background-color="#eeeeff" fo:padding="0cm" fo:border="none" style:writing-mode="lr-tb">
        <style:background-image/>
      </style:table-cell-properties>
    </style:style>
    <style:style style:name="Table112" style:family="table">
      <style:table-properties style:width="16.002cm" table:align="left" style:writing-mode="lr-tb"/>
    </style:style>
    <style:style style:name="Table112.A" style:family="table-column">
      <style:table-column-properties style:column-width="16.002cm"/>
    </style:style>
    <style:style style:name="Table112.1" style:family="table-row">
      <style:table-row-properties fo:keep-together="auto"/>
    </style:style>
    <style:style style:name="Table112.A1" style:family="table-cell">
      <style:table-cell-properties style:vertical-align="middle" fo:background-color="#7a5ada" fo:padding="0cm" fo:border="none" style:writing-mode="lr-tb">
        <style:background-image/>
      </style:table-cell-properties>
    </style:style>
    <style:style style:name="Table112.A2" style:family="table-cell">
      <style:table-cell-properties style:vertical-align="middle" fo:background-color="#eeeeff" fo:padding="0cm" fo:border="none" style:writing-mode="lr-tb">
        <style:background-image/>
      </style:table-cell-properties>
    </style:style>
    <style:style style:name="Table113" style:family="table">
      <style:table-properties style:width="16.002cm" table:align="left" style:writing-mode="lr-tb"/>
    </style:style>
    <style:style style:name="Table113.A" style:family="table-column">
      <style:table-column-properties style:column-width="16.002cm"/>
    </style:style>
    <style:style style:name="Table113.1" style:family="table-row">
      <style:table-row-properties fo:keep-together="auto"/>
    </style:style>
    <style:style style:name="Table113.A1" style:family="table-cell">
      <style:table-cell-properties style:vertical-align="middle" fo:background-color="#7a5ada" fo:padding="0cm" fo:border="none" style:writing-mode="lr-tb">
        <style:background-image/>
      </style:table-cell-properties>
    </style:style>
    <style:style style:name="Table113.A2" style:family="table-cell">
      <style:table-cell-properties style:vertical-align="middle" fo:background-color="#eeeeff" fo:padding="0cm" fo:border="none" style:writing-mode="lr-tb">
        <style:background-image/>
      </style:table-cell-properties>
    </style:style>
    <style:style style:name="Table114" style:family="table">
      <style:table-properties style:width="16.002cm" table:align="left" style:writing-mode="lr-tb"/>
    </style:style>
    <style:style style:name="Table114.A" style:family="table-column">
      <style:table-column-properties style:column-width="16.002cm"/>
    </style:style>
    <style:style style:name="Table114.1" style:family="table-row">
      <style:table-row-properties fo:keep-together="auto"/>
    </style:style>
    <style:style style:name="Table114.A1" style:family="table-cell">
      <style:table-cell-properties style:vertical-align="middle" fo:background-color="#7a5ada" fo:padding="0cm" fo:border="none" style:writing-mode="lr-tb">
        <style:background-image/>
      </style:table-cell-properties>
    </style:style>
    <style:style style:name="Table114.A2" style:family="table-cell">
      <style:table-cell-properties style:vertical-align="middle" fo:background-color="#eeeeff" fo:padding="0cm" fo:border="none" style:writing-mode="lr-tb">
        <style:background-image/>
      </style:table-cell-properties>
    </style:style>
    <style:style style:name="Table115" style:family="table">
      <style:table-properties style:width="16.002cm" table:align="left" style:writing-mode="lr-tb"/>
    </style:style>
    <style:style style:name="Table115.A" style:family="table-column">
      <style:table-column-properties style:column-width="16.002cm"/>
    </style:style>
    <style:style style:name="Table115.1" style:family="table-row">
      <style:table-row-properties fo:keep-together="auto"/>
    </style:style>
    <style:style style:name="Table115.A1" style:family="table-cell">
      <style:table-cell-properties style:vertical-align="middle" fo:background-color="#7a5ada" fo:padding="0cm" fo:border="none" style:writing-mode="lr-tb">
        <style:background-image/>
      </style:table-cell-properties>
    </style:style>
    <style:style style:name="Table115.A2" style:family="table-cell">
      <style:table-cell-properties style:vertical-align="middle" fo:background-color="#eeeeff" fo:padding="0cm" fo:border="none" style:writing-mode="lr-tb">
        <style:background-image/>
      </style:table-cell-properties>
    </style:style>
    <style:style style:name="Table116" style:family="table">
      <style:table-properties style:width="16.002cm" table:align="left" style:writing-mode="lr-tb"/>
    </style:style>
    <style:style style:name="Table116.A" style:family="table-column">
      <style:table-column-properties style:column-width="16.002cm"/>
    </style:style>
    <style:style style:name="Table116.1" style:family="table-row">
      <style:table-row-properties fo:keep-together="auto"/>
    </style:style>
    <style:style style:name="Table116.A1" style:family="table-cell">
      <style:table-cell-properties style:vertical-align="middle" fo:background-color="#7a5ada" fo:padding="0cm" fo:border="none" style:writing-mode="lr-tb">
        <style:background-image/>
      </style:table-cell-properties>
    </style:style>
    <style:style style:name="Table116.A2" style:family="table-cell">
      <style:table-cell-properties style:vertical-align="middle" fo:background-color="#eeeeff" fo:padding="0cm" fo:border="none" style:writing-mode="lr-tb">
        <style:background-image/>
      </style:table-cell-properties>
    </style:style>
    <style:style style:name="Table117" style:family="table">
      <style:table-properties style:width="16.002cm" table:align="left" style:writing-mode="lr-tb"/>
    </style:style>
    <style:style style:name="Table117.A" style:family="table-column">
      <style:table-column-properties style:column-width="16.002cm"/>
    </style:style>
    <style:style style:name="Table117.1" style:family="table-row">
      <style:table-row-properties fo:keep-together="auto"/>
    </style:style>
    <style:style style:name="Table117.A1" style:family="table-cell">
      <style:table-cell-properties style:vertical-align="middle" fo:background-color="#7a5ada" fo:padding="0cm" fo:border="none" style:writing-mode="lr-tb">
        <style:background-image/>
      </style:table-cell-properties>
    </style:style>
    <style:style style:name="Table117.A2" style:family="table-cell">
      <style:table-cell-properties style:vertical-align="middle" fo:background-color="#eeeeff" fo:padding="0cm" fo:border="none" style:writing-mode="lr-tb">
        <style:background-image/>
      </style:table-cell-properties>
    </style:style>
    <style:style style:name="Table118" style:family="table">
      <style:table-properties style:width="16.002cm" table:align="left" style:writing-mode="lr-tb"/>
    </style:style>
    <style:style style:name="Table118.A" style:family="table-column">
      <style:table-column-properties style:column-width="16.002cm"/>
    </style:style>
    <style:style style:name="Table118.1" style:family="table-row">
      <style:table-row-properties fo:keep-together="auto"/>
    </style:style>
    <style:style style:name="Table118.A1" style:family="table-cell">
      <style:table-cell-properties style:vertical-align="middle" fo:background-color="#7a5ada" fo:padding="0cm" fo:border="none" style:writing-mode="lr-tb">
        <style:background-image/>
      </style:table-cell-properties>
    </style:style>
    <style:style style:name="Table118.A2" style:family="table-cell">
      <style:table-cell-properties style:vertical-align="middle" fo:background-color="#eeeeff" fo:padding="0cm" fo:border="none" style:writing-mode="lr-tb">
        <style:background-image/>
      </style:table-cell-properties>
    </style:style>
    <style:style style:name="Table119" style:family="table">
      <style:table-properties style:width="16.002cm" table:align="left" style:writing-mode="lr-tb"/>
    </style:style>
    <style:style style:name="Table119.A" style:family="table-column">
      <style:table-column-properties style:column-width="16.002cm"/>
    </style:style>
    <style:style style:name="Table119.1" style:family="table-row">
      <style:table-row-properties fo:keep-together="auto"/>
    </style:style>
    <style:style style:name="Table119.A1" style:family="table-cell">
      <style:table-cell-properties style:vertical-align="middle" fo:background-color="#7a5ada" fo:padding="0cm" fo:border="none" style:writing-mode="lr-tb">
        <style:background-image/>
      </style:table-cell-properties>
    </style:style>
    <style:style style:name="Table119.A2" style:family="table-cell">
      <style:table-cell-properties style:vertical-align="middle" fo:background-color="#eeeeff" fo:padding="0cm" fo:border="none" style:writing-mode="lr-tb">
        <style:background-image/>
      </style:table-cell-properties>
    </style:style>
    <style:style style:name="Table120" style:family="table">
      <style:table-properties style:width="16.002cm" table:align="left" style:writing-mode="lr-tb"/>
    </style:style>
    <style:style style:name="Table120.A" style:family="table-column">
      <style:table-column-properties style:column-width="16.002cm"/>
    </style:style>
    <style:style style:name="Table120.1" style:family="table-row">
      <style:table-row-properties fo:keep-together="auto"/>
    </style:style>
    <style:style style:name="Table120.A1" style:family="table-cell">
      <style:table-cell-properties style:vertical-align="middle" fo:background-color="#7a5ada" fo:padding="0cm" fo:border="none" style:writing-mode="lr-tb">
        <style:background-image/>
      </style:table-cell-properties>
    </style:style>
    <style:style style:name="Table120.A2" style:family="table-cell">
      <style:table-cell-properties style:vertical-align="middle" fo:background-color="#eeeeff" fo:padding="0cm" fo:border="none" style:writing-mode="lr-tb">
        <style:background-image/>
      </style:table-cell-properties>
    </style:style>
    <style:style style:name="Table121" style:family="table">
      <style:table-properties style:width="16.002cm" table:align="left" style:writing-mode="lr-tb"/>
    </style:style>
    <style:style style:name="Table121.A" style:family="table-column">
      <style:table-column-properties style:column-width="16.002cm"/>
    </style:style>
    <style:style style:name="Table121.1" style:family="table-row">
      <style:table-row-properties fo:keep-together="auto"/>
    </style:style>
    <style:style style:name="Table121.A1" style:family="table-cell">
      <style:table-cell-properties style:vertical-align="middle" fo:background-color="#7a5ada" fo:padding="0cm" fo:border="none" style:writing-mode="lr-tb">
        <style:background-image/>
      </style:table-cell-properties>
    </style:style>
    <style:style style:name="Table121.A2" style:family="table-cell">
      <style:table-cell-properties style:vertical-align="middle" fo:background-color="#eeeeff" fo:padding="0cm" fo:border="none" style:writing-mode="lr-tb">
        <style:background-image/>
      </style:table-cell-properties>
    </style:style>
    <style:style style:name="Table122" style:family="table">
      <style:table-properties style:width="16.002cm" table:align="left" style:writing-mode="lr-tb"/>
    </style:style>
    <style:style style:name="Table122.A" style:family="table-column">
      <style:table-column-properties style:column-width="16.002cm"/>
    </style:style>
    <style:style style:name="Table122.1" style:family="table-row">
      <style:table-row-properties fo:keep-together="auto"/>
    </style:style>
    <style:style style:name="Table122.A1" style:family="table-cell">
      <style:table-cell-properties style:vertical-align="middle" fo:background-color="#7a5ada" fo:padding="0cm" fo:border="none" style:writing-mode="lr-tb">
        <style:background-image/>
      </style:table-cell-properties>
    </style:style>
    <style:style style:name="Table122.A2" style:family="table-cell">
      <style:table-cell-properties style:vertical-align="middle" fo:background-color="#eeeeff" fo:padding="0cm" fo:border="none" style:writing-mode="lr-tb">
        <style:background-image/>
      </style:table-cell-properties>
    </style:style>
    <style:style style:name="Table123" style:family="table">
      <style:table-properties style:width="16.002cm" table:align="left" style:writing-mode="lr-tb"/>
    </style:style>
    <style:style style:name="Table123.A" style:family="table-column">
      <style:table-column-properties style:column-width="16.002cm"/>
    </style:style>
    <style:style style:name="Table123.1" style:family="table-row">
      <style:table-row-properties fo:keep-together="auto"/>
    </style:style>
    <style:style style:name="Table123.A1" style:family="table-cell">
      <style:table-cell-properties style:vertical-align="middle" fo:background-color="#7a5ada" fo:padding="0cm" fo:border="none" style:writing-mode="lr-tb">
        <style:background-image/>
      </style:table-cell-properties>
    </style:style>
    <style:style style:name="Table123.A2" style:family="table-cell">
      <style:table-cell-properties style:vertical-align="middle" fo:background-color="#eeeeff" fo:padding="0cm" fo:border="none" style:writing-mode="lr-tb">
        <style:background-image/>
      </style:table-cell-properties>
    </style:style>
    <style:style style:name="Table124" style:family="table">
      <style:table-properties style:width="16.002cm" table:align="left" style:writing-mode="lr-tb"/>
    </style:style>
    <style:style style:name="Table124.A" style:family="table-column">
      <style:table-column-properties style:column-width="16.002cm"/>
    </style:style>
    <style:style style:name="Table124.1" style:family="table-row">
      <style:table-row-properties fo:keep-together="auto"/>
    </style:style>
    <style:style style:name="Table124.A1" style:family="table-cell">
      <style:table-cell-properties style:vertical-align="middle" fo:background-color="#7a5ada" fo:padding="0cm" fo:border="none" style:writing-mode="lr-tb">
        <style:background-image/>
      </style:table-cell-properties>
    </style:style>
    <style:style style:name="Table124.A2" style:family="table-cell">
      <style:table-cell-properties style:vertical-align="middle" fo:background-color="#eeeeff" fo:padding="0cm" fo:border="none" style:writing-mode="lr-tb">
        <style:background-image/>
      </style:table-cell-properties>
    </style:style>
    <style:style style:name="Table125" style:family="table">
      <style:table-properties style:width="16.002cm" table:align="left" style:writing-mode="lr-tb"/>
    </style:style>
    <style:style style:name="Table125.A" style:family="table-column">
      <style:table-column-properties style:column-width="16.002cm"/>
    </style:style>
    <style:style style:name="Table125.1" style:family="table-row">
      <style:table-row-properties fo:keep-together="auto"/>
    </style:style>
    <style:style style:name="Table125.A1" style:family="table-cell">
      <style:table-cell-properties style:vertical-align="middle" fo:background-color="#7a5ada" fo:padding="0cm" fo:border="none" style:writing-mode="lr-tb">
        <style:background-image/>
      </style:table-cell-properties>
    </style:style>
    <style:style style:name="Table125.A2" style:family="table-cell">
      <style:table-cell-properties style:vertical-align="middle" fo:background-color="#eeeeff" fo:padding="0cm" fo:border="none" style:writing-mode="lr-tb">
        <style:background-image/>
      </style:table-cell-properties>
    </style:style>
    <style:style style:name="Table126" style:family="table">
      <style:table-properties style:width="16.002cm" table:align="left" style:writing-mode="lr-tb"/>
    </style:style>
    <style:style style:name="Table126.A" style:family="table-column">
      <style:table-column-properties style:column-width="16.002cm"/>
    </style:style>
    <style:style style:name="Table126.1" style:family="table-row">
      <style:table-row-properties fo:keep-together="auto"/>
    </style:style>
    <style:style style:name="Table126.A1" style:family="table-cell">
      <style:table-cell-properties style:vertical-align="middle" fo:background-color="#7a5ada" fo:padding="0cm" fo:border="none" style:writing-mode="lr-tb">
        <style:background-image/>
      </style:table-cell-properties>
    </style:style>
    <style:style style:name="Table126.A2" style:family="table-cell">
      <style:table-cell-properties style:vertical-align="middle" fo:background-color="#eeeeff" fo:padding="0cm" fo:border="none" style:writing-mode="lr-tb">
        <style:background-image/>
      </style:table-cell-properties>
    </style:style>
    <style:style style:name="Table127" style:family="table">
      <style:table-properties style:width="16.002cm" table:align="left" style:writing-mode="lr-tb"/>
    </style:style>
    <style:style style:name="Table127.A" style:family="table-column">
      <style:table-column-properties style:column-width="16.002cm"/>
    </style:style>
    <style:style style:name="Table127.1" style:family="table-row">
      <style:table-row-properties fo:keep-together="auto"/>
    </style:style>
    <style:style style:name="Table127.A1" style:family="table-cell">
      <style:table-cell-properties style:vertical-align="middle" fo:background-color="#7a5ada" fo:padding="0cm" fo:border="none" style:writing-mode="lr-tb">
        <style:background-image/>
      </style:table-cell-properties>
    </style:style>
    <style:style style:name="Table127.A2" style:family="table-cell">
      <style:table-cell-properties style:vertical-align="middle" fo:background-color="#eeeeff" fo:padding="0cm" fo:border="none" style:writing-mode="lr-tb">
        <style:background-image/>
      </style:table-cell-properties>
    </style:style>
    <style:style style:name="Table128" style:family="table">
      <style:table-properties style:width="16.002cm" table:align="left" style:writing-mode="lr-tb"/>
    </style:style>
    <style:style style:name="Table128.A" style:family="table-column">
      <style:table-column-properties style:column-width="16.002cm"/>
    </style:style>
    <style:style style:name="Table128.1" style:family="table-row">
      <style:table-row-properties fo:keep-together="auto"/>
    </style:style>
    <style:style style:name="Table128.A1" style:family="table-cell">
      <style:table-cell-properties style:vertical-align="middle" fo:background-color="#7a5ada" fo:padding="0cm" fo:border="none" style:writing-mode="lr-tb">
        <style:background-image/>
      </style:table-cell-properties>
    </style:style>
    <style:style style:name="Table128.A2" style:family="table-cell">
      <style:table-cell-properties style:vertical-align="middle" fo:background-color="#eeeeff" fo:padding="0cm" fo:border="none" style:writing-mode="lr-tb">
        <style:background-image/>
      </style:table-cell-properties>
    </style:style>
    <style:style style:name="Table129" style:family="table">
      <style:table-properties style:width="16.002cm" table:align="left" style:writing-mode="lr-tb"/>
    </style:style>
    <style:style style:name="Table129.A" style:family="table-column">
      <style:table-column-properties style:column-width="16.002cm"/>
    </style:style>
    <style:style style:name="Table129.1" style:family="table-row">
      <style:table-row-properties fo:keep-together="auto"/>
    </style:style>
    <style:style style:name="Table129.A1" style:family="table-cell">
      <style:table-cell-properties style:vertical-align="middle" fo:background-color="#7a5ada" fo:padding="0cm" fo:border="none" style:writing-mode="lr-tb">
        <style:background-image/>
      </style:table-cell-properties>
    </style:style>
    <style:style style:name="Table129.A2" style:family="table-cell">
      <style:table-cell-properties style:vertical-align="middle" fo:background-color="#eeeeff" fo:padding="0cm" fo:border="none" style:writing-mode="lr-tb">
        <style:background-image/>
      </style:table-cell-properties>
    </style:style>
    <style:style style:name="Table130" style:family="table">
      <style:table-properties style:width="16.002cm" table:align="left" style:writing-mode="lr-tb"/>
    </style:style>
    <style:style style:name="Table130.A" style:family="table-column">
      <style:table-column-properties style:column-width="16.002cm"/>
    </style:style>
    <style:style style:name="Table130.1" style:family="table-row">
      <style:table-row-properties fo:keep-together="auto"/>
    </style:style>
    <style:style style:name="Table130.A1" style:family="table-cell">
      <style:table-cell-properties style:vertical-align="middle" fo:background-color="#7a5ada" fo:padding="0cm" fo:border="none" style:writing-mode="lr-tb">
        <style:background-image/>
      </style:table-cell-properties>
    </style:style>
    <style:style style:name="Table130.A2" style:family="table-cell">
      <style:table-cell-properties style:vertical-align="middle" fo:background-color="#eeeeff" fo:padding="0cm" fo:border="none" style:writing-mode="lr-tb">
        <style:background-image/>
      </style:table-cell-properties>
    </style:style>
    <style:style style:name="Table131" style:family="table">
      <style:table-properties style:width="16.002cm" table:align="left" style:writing-mode="lr-tb"/>
    </style:style>
    <style:style style:name="Table131.A" style:family="table-column">
      <style:table-column-properties style:column-width="16.002cm"/>
    </style:style>
    <style:style style:name="Table131.1" style:family="table-row">
      <style:table-row-properties fo:keep-together="auto"/>
    </style:style>
    <style:style style:name="Table131.A1" style:family="table-cell">
      <style:table-cell-properties style:vertical-align="middle" fo:background-color="#7a5ada" fo:padding="0cm" fo:border="none" style:writing-mode="lr-tb">
        <style:background-image/>
      </style:table-cell-properties>
    </style:style>
    <style:style style:name="Table131.A2" style:family="table-cell">
      <style:table-cell-properties style:vertical-align="middle" fo:background-color="#eeeeff" fo:padding="0cm" fo:border="none" style:writing-mode="lr-tb">
        <style:background-image/>
      </style:table-cell-properties>
    </style:style>
    <style:style style:name="P1" style:family="paragraph" style:parent-style-name="codetitle">
      <style:paragraph-properties fo:margin-top="0.494cm" fo:margin-bottom="0cm"/>
    </style:style>
    <style:style style:name="T1" style:family="text">
      <style:text-properties style:font-name-asian="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7. Configurarea Kernel-ului</text:h>
      <text:p text:style-name="chaphead"><text:bookmark text:name="book_part1_chap7__chap1"/><text:span text:style-name="chapnum">7.a. </text:span>Zona de fus orar</text:p>
      <text:p text:style-name="Normal_20__28_Web_29_">Trebuie, mai întâi să setaţi fusul orar, astfel încât sistemul dumneavoastră să ştie unde se află. Uitaţi-vă după fusul orar potrivit în <text:span text:style-name="path">/usr/share/zoneinfo</text:span>, apoi copiaţi-l ca <text:span text:style-name="path">/etc/localtime</text:span>. Vă rugăm să evitaţi zonele de fus din <text:span text:style-name="path">/usr/share/zoneinfo/Etc/GMT*</text:span> deoarece numele acestora nu indică zonele presupuse. Spre exemplu <text:span text:style-name="path">GMT-8</text:span> este, de fapt, GMT+8. </text:p>
      <table:table table:name="Table108" table:style-name="Table108">
        <table:table-column table:style-name="Table108.A"/>
        <table:table-row table:style-name="Table108.1">
          <table:table-cell table:style-name="Table108.A1" office:value-type="string">
            <text:p text:style-name="P1"><text:bookmark text:name="book_part1_chap7__chap1_pre1"/>Cod 1.1: Setarea informaţiilor referitoare la fusul orar</text:p>
          </table:table-cell>
        </table:table-row>
        <table:table-row table:style-name="Table108.1">
          <table:table-cell table:style-name="Table108.A2" office:value-type="string">
            <text:p text:style-name="HTML_20_Preformatted"># <text:span text:style-name="code-input">ls /usr/share/zoneinfo</text:span></text:p>
            <text:p text:style-name="HTML_20_Preformatted"><text:span text:style-name="code-comment">(Presupunănd că doriţi să utilizaţi ora Bucureştiului)</text:span></text:p>
            <text:p text:style-name="HTML_20_Preformatted"># <text:span text:style-name="code-input">cp /usr/share/zoneinfo/Europe/Bucharest /etc/localtime</text:span></text:p>
          </table:table-cell>
        </table:table-row>
      </table:table>
      <text:p text:style-name="chaphead"><text:bookmark text:name="book_part1_chap7__chap2"/>7.b. Instalarea surselor</text:p>
      <text:p text:style-name="secthead"><text:bookmark-start text:name="book_part1_chap7__chap2_sect1"/>Alegerea unui kernel<text:bookmark-end text:name="book_part1_chap7__chap2_sect1"/></text:p>
      <text:p text:style-name="Normal_20__28_Web_29_">Nucleul în jurul căruia sunt construite toate distribuţiile, este kernel-ul Linux. Este nivelul dintre programe şi componentele hardware ale sistemului dumneavoastră. Gentoo pune la dispoziţia utilizatorilor, mai multe surse de kernel. O listă completă alături de descrierea lor, este accesibilă la <text:a xlink:type="simple" xlink:href="http://www.gentoo.org/doc/ro/gentoo-kernel.xml"><text:span text:style-name="Internet_20_link">Ghidul Gentoo pentru Kernel</text:span></text:a>. </text:p>
      <text:p text:style-name="Normal_20__28_Web_29_">Pentru sistemele bazate pe arhitectura x86 vă oferim, alături de alte surse de kernel, <text:span text:style-name="code">vanilla-sources</text:span> (sursele de kernel implicite dezvoltate de programatorii de kernel linux), <text:span text:style-name="code">gentoo-sources</text:span> (sursele de kernel ce conţin patch-uri pentru îmbunătăţirea performanţei)... </text:p>
      <text:p text:style-name="Normal_20__28_Web_29_">Alegeţi sursele de kernel şi instalaţi-le utilizând <text:span text:style-name="code">emerge</text:span>. <text:span text:style-name="code">USE="-doc"</text:span> este necesar pentru a evita instalarea xorg-x11 sau a altor dependenţe, în acest moment. <text:span text:style-name="code">USE="symlink"</text:span> nu este necesar pentru o instalare nouă, dar asigură crearea corectă a link-ului simbolic <text:span text:style-name="path">/usr/src/linux</text:span>. </text:p>
      <table:table table:name="Table109" table:style-name="Table109">
        <table:table-column table:style-name="Table109.A"/>
        <table:table-row table:style-name="Table109.1">
          <table:table-cell table:style-name="Table109.A1" office:value-type="string">
            <text:p text:style-name="P1"><text:bookmark text:name="book_part1_chap7__chap2_pre1"/>Cod 2.1: Instalarea unor surse de kernel</text:p>
          </table:table-cell>
        </table:table-row>
        <table:table-row table:style-name="Table109.1">
          <table:table-cell table:style-name="Table109.A2" office:value-type="string">
            <text:p text:style-name="HTML_20_Preformatted"># <text:span text:style-name="code-input">USE="-doc symlink" emerge gentoo-sources</text:span></text:p>
          </table:table-cell>
        </table:table-row>
      </table:table>
      <text:p text:style-name="Normal_20__28_Web_29_">Când vă veţi uita în <text:span text:style-name="path">/usr/src</text:span> ar trebui să vedeţi un symlink numit <text:span text:style-name="path">linux</text:span>, ce indică spre sursa kernel-ului dvs.În acest caz, sursele de kernel instalate indică către <text:span text:style-name="code">gentoo-sources-2.6.12-r10</text:span>. Versiunea dvs. ar putea fi diferită, deci reţineţi acest aspect. </text:p>
      <table:table table:name="Table110" table:style-name="Table110">
        <table:table-column table:style-name="Table110.A"/>
        <table:table-row table:style-name="Table110.1">
          <table:table-cell table:style-name="Table110.A1" office:value-type="string">
            <text:p text:style-name="P1"><text:bookmark text:name="book_part1_chap7__chap2_pre2"/>Cod 2.2: Vizualizare symlink sursă kernel</text:p>
          </table:table-cell>
        </table:table-row>
        <text:soft-page-break/>
        <table:table-row table:style-name="Table110.1">
          <table:table-cell table:style-name="Table110.A2" office:value-type="string">
            <text:p text:style-name="HTML_20_Preformatted"># <text:span text:style-name="code-input">ls -l /usr/src/linux</text:span></text:p>
            <text:p text:style-name="HTML_20_Preformatted">lrwxrwxrwx <text:s text:c="3"/>1 root <text:s text:c="4"/>root <text:s text:c="10"/>12 Oct 13 11:04 /usr/src/linux -&gt; linux-2.6.12-gentoo-r10</text:p>
          </table:table-cell>
        </table:table-row>
      </table:table>
      <text:p text:style-name="Normal_20__28_Web_29_">Acum este timpul să configurăm şi să compilăm sursa kernel. Toate arhitecturile pot folosi <text:span text:style-name="code">genkernel</text:span> pentru asta, care vă va construi un kernel generic aşa cum este folosit pe mediul Installation CD. Vom explica configurarea manuală, totuşi, fiind cea mai bună cale de a vă optimiza sistemul. </text:p>
      <text:p text:style-name="Normal_20__28_Web_29_">Dacă doriţi să vă configuraţi manual kernel-ul, continuaţi acum cu <text:a xlink:type="simple" xlink:href="http://www.gentoo.org/doc/ro/handbook/handbook-x86.xml?full=1#manual"><text:span text:style-name="Internet_20_link">Implicit: Configurarea Manuală</text:span></text:a>. Dacă doriţi să utilizaţi <text:span text:style-name="code">genkernel</text:span>, ar trebui să citiţi <text:a xlink:type="simple" xlink:href="http://www.gentoo.org/doc/ro/handbook/handbook-x86.xml?full=1#genkernel"><text:span text:style-name="Internet_20_link">Alternativ: Utilizarea genkernel</text:span></text:a>, în loc. </text:p>
      <text:p text:style-name="chaphead"><text:bookmark text:name="manual"/><text:bookmark text:name="book_part1_chap7__chap3"/><text:span text:style-name="chapnum">7.c. </text:span>Implicit: Configurarea Manuală</text:p>
      <text:p text:style-name="secthead"><text:bookmark-start text:name="book_part1_chap7__chap3_sect1"/>Introducere<text:bookmark-end text:name="book_part1_chap7__chap3_sect1"/></text:p>
      <text:p text:style-name="Normal_20__28_Web_29_">Configurarea manuală a kernel-ului este des percepută ca cea mai grea încercare, pe care fiecare user Linux trebuie să o treacă. Nimic mai fals -- după ce veţi configura câteva kernel-uri, nici nu vă veţi mai aminti că a fost greu ;) </text:p>
      <text:p text:style-name="Normal_20__28_Web_29_">Totuşi, un lucru <text:span text:style-name="Emphasis1">este</text:span> adevărat: trebuie să vă cunoaşteţi sistemul înainte de a începe configurarea manuală a kernel-ului. Cele mai multe informaţii le puteţi obţine prin instalarea pciutils (<text:span text:style-name="code">emerge pciutils</text:span>) ce conţine <text:span text:style-name="code">lspci</text:span>. Acum veţi putea să utilizaţi comanda <text:span text:style-name="code">lspci</text:span> în interiorul mediului chroot. Puteţi ignora cu încredere orice avertismente <text:span text:style-name="Emphasis1">pcilib</text:span> (cum ar fi: pcilib: cannot open /sys/bus/pci/devices) afişate de <text:span text:style-name="code">lspci</text:span>. Alternativ, puteţi rula <text:span text:style-name="code">lspci</text:span> dintr-un mediu <text:span text:style-name="Emphasis1">non-chroot</text:span>. Rezultatele sunt aceleaşi. De asemenea, puteţi rula <text:span text:style-name="code">lsmod</text:span> pentru a vizualiza modulele kernel-ului folosit de mediul Installation CD (ar putea să vă formeze o idee despre ce anume să activaţi). </text:p>
      <text:p text:style-name="Normal_20__28_Web_29_">Acum mergeţi în directorul ce conţine sursa kernel-ului şi executaţi <text:span text:style-name="code">make menuconfig</text:span>. Aceasta va porni un meniu de configurare bazat pe ncurses. </text:p>
      <table:table table:name="Table111" table:style-name="Table111">
        <table:table-column table:style-name="Table111.A"/>
        <table:table-row table:style-name="Table111.1">
          <table:table-cell table:style-name="Table111.A1" office:value-type="string">
            <text:p text:style-name="P1"><text:bookmark text:name="book_part1_chap7__chap3_pre1"/>Cod 3.1: Invocarea menuconfig</text:p>
          </table:table-cell>
        </table:table-row>
        <table:table-row table:style-name="Table111.1">
          <table:table-cell table:style-name="Table111.A2" office:value-type="string">
            <text:p text:style-name="HTML_20_Preformatted"># <text:span text:style-name="code-input">cd /usr/src/linux</text:span></text:p>
            <text:p text:style-name="HTML_20_Preformatted"># <text:span text:style-name="code-input">make menuconfig</text:span></text:p>
          </table:table-cell>
        </table:table-row>
      </table:table>
      <text:p text:style-name="Normal_20__28_Web_29_">Veţi fi întâmpinat cu mai multe secţiuni de configurare. Mai întâi vom enumera câteva opţiuni pe care trebuie să le activaţi (altfel Gentoo nu va funcţiona deloc sau nu va funcţiona corect fără anumite trucuri suplimentare). </text:p>
      <text:p text:style-name="secthead"><text:bookmark-start text:name="book_part1_chap7__chap3_sect2"/>Activarea Opţiunilor Necesare<text:bookmark-end text:name="book_part1_chap7__chap3_sect2"/></text:p>
      <text:p text:style-name="Normal_20__28_Web_29_"><text:soft-page-break/>Mai întâi de toate, activaţi utilizarea codului/driverelor în dezvoltare sau experimentale. Aveţi nevoie de acesta, altfel anumite drivere foarte importante nu vor fi afişate: </text:p>
      <table:table table:name="Table112" table:style-name="Table112">
        <table:table-column table:style-name="Table112.A"/>
        <table:table-row table:style-name="Table112.1">
          <table:table-cell table:style-name="Table112.A1" office:value-type="string">
            <text:p text:style-name="P1"><text:bookmark text:name="book_part1_chap7__chap3_pre2"/>Cod 3.2: Selecting experimental code/drivers, General setup</text:p>
          </table:table-cell>
        </table:table-row>
        <table:table-row table:style-name="Table112.1">
          <table:table-cell table:style-name="Table112.A2" office:value-type="string">
            <text:p text:style-name="HTML_20_Preformatted">Code maturity level options ---&gt;</text:p>
            <text:p text:style-name="HTML_20_Preformatted"><text:span text:style-name="T1"><text:s text:c="2"/></text:span>[*] Prompt for development and/or incomplete code/drivers</text:p>
            <text:p text:style-name="HTML_20_Preformatted">General setup ---&gt;</text:p>
            <text:p text:style-name="HTML_20_Preformatted"><text:span text:style-name="T1"><text:s text:c="2"/></text:span>[*] Support for hot-pluggable devices</text:p>
          </table:table-cell>
        </table:table-row>
      </table:table>
      <text:p text:style-name="Normal_20__28_Web_29_">Asiguraţi-vă că fiecare driver ce este vital pentru procesul de boot al sistemului dvs. (cum ar fi controller-ul SCSI, ...) este compilat <text:span text:style-name="Emphasis1">în</text:span> kernel, şi nu ca modul, altfel sistemul dvs. nu va putea completa procesul de boot. </text:p>
      <text:p text:style-name="Normal_20__28_Web_29_">Acum, selectaţi familia de procesoare corectă: </text:p>
      <table:table table:name="Table113" table:style-name="Table113">
        <table:table-column table:style-name="Table113.A"/>
        <table:table-row table:style-name="Table113.1">
          <table:table-cell table:style-name="Table113.A1" office:value-type="string">
            <text:p text:style-name="P1"><text:bookmark text:name="book_part1_chap7__chap3_pre3"/>Cod 3.3: Selectarea familiei de procesoare corectă</text:p>
          </table:table-cell>
        </table:table-row>
        <table:table-row table:style-name="Table113.1">
          <table:table-cell table:style-name="Table113.A2" office:value-type="string">
            <text:p text:style-name="HTML_20_Preformatted">Processor type and features ---&gt;</text:p>
            <text:p text:style-name="HTML_20_Preformatted"><text:span text:style-name="T1"><text:s text:c="2"/></text:span><text:span text:style-name="code-comment">(Schimbaţi în concordanţă cu sistemul dvs.)</text:span></text:p>
            <text:p text:style-name="HTML_20_Preformatted"><text:span text:style-name="T1"><text:s text:c="2"/></text:span>(<text:span text:style-name="code-input">Athlon/Duron/K7</text:span>) Processor family</text:p>
          </table:table-cell>
        </table:table-row>
      </table:table>
      <text:p text:style-name="Normal_20__28_Web_29_">Acum mergeţi la <text:span text:style-name="code">File Systems</text:span> şi selectaţi suportul pentru sistemul de fişiere pe care îl folosiţi. <text:span text:style-name="Emphasis1">Nu</text:span> le compilaţi ca module, altfel Gentoo nu va putea să mount-eze partiţiile. De asemenea, selectaţi <text:span text:style-name="code">Virtual memory</text:span> şi <text:span text:style-name="code">proc file system</text:span>. Dacă utilizaţi un kernel 2.4, va trebui să selectaţi <text:span text:style-name="code">/dev file system</text:span>, totuşi, deoarece versiunile 2.4 de kernel nu suportă <text:span text:style-name="code">udev</text:span>. </text:p>
      <table:table table:name="Table114" table:style-name="Table114">
        <table:table-column table:style-name="Table114.A"/>
        <table:table-row table:style-name="Table114.1">
          <table:table-cell table:style-name="Table114.A1" office:value-type="string">
            <text:p text:style-name="P1"><text:bookmark text:name="book_part1_chap7__chap3_pre4"/>Cod 3.4: Selectarea sistemelor de fişiere necesare</text:p>
          </table:table-cell>
        </table:table-row>
        <table:table-row table:style-name="Table114.1">
          <table:table-cell table:style-name="Table114.A2" office:value-type="string">
            <text:p text:style-name="HTML_20_Preformatted"><text:span text:style-name="code-comment">(În cazul unui kernel 2.4.x)</text:span></text:p>
            <text:p text:style-name="HTML_20_Preformatted">File systems ---&gt;</text:p>
            <text:p text:style-name="HTML_20_Preformatted"><text:span text:style-name="T1"><text:s text:c="2"/></text:span>[*] Virtual memory file system support (former shm fs)</text:p>
            <text:p text:style-name="HTML_20_Preformatted"><text:span text:style-name="T1"><text:s text:c="2"/></text:span>[*] /proc file system support</text:p>
            <text:p text:style-name="HTML_20_Preformatted"><text:span text:style-name="T1"><text:s text:c="2"/></text:span>[*] /dev file system support (EXPERIMENTAL)</text:p>
            <text:p text:style-name="HTML_20_Preformatted"><text:span text:style-name="T1"><text:s text:c="2"/></text:span>[*] <text:s text:c="2"/>automatically mount /dev at boot</text:p>
            <text:p text:style-name="HTML_20_Preformatted"><text:span text:style-name="T1"><text:s text:c="2"/></text:span>[ ] /dev/pts file system for Unix98 PTYs</text:p>
            <text:p text:style-name="HTML_20_Preformatted"/>
            <text:p text:style-name="HTML_20_Preformatted"><text:span text:style-name="code-comment">(În cazul unui kernel 2.6.x)</text:span></text:p>
            <text:p text:style-name="HTML_20_Preformatted">File systems ---&gt;</text:p>
            <text:p text:style-name="HTML_20_Preformatted"><text:span text:style-name="T1"><text:s text:c="2"/></text:span>Pseudo Filesystems ---&gt;</text:p>
            <text:p text:style-name="HTML_20_Preformatted"><text:span text:style-name="T1"><text:s text:c="4"/></text:span>[*] /proc file system support</text:p>
            <text:p text:style-name="HTML_20_Preformatted"><text:span text:style-name="T1"><text:s text:c="4"/></text:span>[*] Virtual memory file system support (former shm fs)</text:p>
            <text:p text:style-name="HTML_20_Preformatted"/>
            <text:p text:style-name="HTML_20_Preformatted"><text:span text:style-name="code-comment">(Selectaţi una sau mai multe dintre opţiunile următoare, după necesităţile sistemului)</text:span></text:p>
            <text:p text:style-name="HTML_20_Preformatted"><text:span text:style-name="T1"><text:s text:c="2"/></text:span>&lt;*&gt; Reiserfs support</text:p>
            <text:p text:style-name="HTML_20_Preformatted"><text:span text:style-name="T1"><text:s text:c="2"/></text:span>&lt;*&gt; Ext3 journalling file system support</text:p>
            <text:p text:style-name="HTML_20_Preformatted"><text:span text:style-name="T1"><text:s text:c="2"/></text:span>&lt;*&gt; JFS filesystem support</text:p>
            <text:p text:style-name="HTML_20_Preformatted"><text:span text:style-name="T1"><text:s text:c="2"/></text:span>&lt;*&gt; Second extended fs support</text:p>
            <text:p text:style-name="HTML_20_Preformatted"><text:span text:style-name="T1"><text:s text:c="2"/></text:span>&lt;*&gt; XFS filesystem support</text:p>
          </table:table-cell>
        </table:table-row>
      </table:table>
      <text:p text:style-name="Normal_20__28_Web_29_">Nu uitaţi să activaţi modul DMA pentru dispozitivele dvs.: </text:p>
      <table:table table:name="Table115" table:style-name="Table115">
        <table:table-column table:style-name="Table115.A"/>
        <text:soft-page-break/>
        <table:table-row table:style-name="Table115.1">
          <table:table-cell table:style-name="Table115.A1" office:value-type="string">
            <text:p text:style-name="P1"><text:bookmark text:name="book_part1_chap7__chap3_pre5"/>Cod 3.5: Activarea DMA</text:p>
          </table:table-cell>
        </table:table-row>
        <table:table-row table:style-name="Table115.1">
          <table:table-cell table:style-name="Table115.A2" office:value-type="string">
            <text:p text:style-name="HTML_20_Preformatted">Device Drivers ---&gt;</text:p>
            <text:p text:style-name="HTML_20_Preformatted"><text:span text:style-name="T1"><text:s text:c="2"/></text:span>ATA/ATAPI/MFM/RLL support ---&gt;</text:p>
            <text:p text:style-name="HTML_20_Preformatted"><text:span text:style-name="T1"><text:s text:c="4"/></text:span>[*] Generic PCI bus-master DMA support</text:p>
            <text:p text:style-name="HTML_20_Preformatted"><text:span text:style-name="T1"><text:s text:c="4"/></text:span>[*] <text:s text:c="2"/>Use PCI DMA by default when available</text:p>
          </table:table-cell>
        </table:table-row>
      </table:table>
      <text:p text:style-name="Normal_20__28_Web_29_">Dacă BIOS-ul dvs. nu poate manipula harddisk-uri mari, şi aţi utilizat elemente de contact pentru ca dispozitivul să raporteze o mărime limitată, trebuie să activaţi următoarea opţiune pentru a avea acces la întregul harddisk: </text:p>
      <table:table table:name="Table116" table:style-name="Table116">
        <table:table-column table:style-name="Table116.A"/>
        <table:table-row table:style-name="Table116.1">
          <table:table-cell table:style-name="Table116.A1" office:value-type="string">
            <text:p text:style-name="P1"><text:bookmark text:name="book_part1_chap7__chap3_pre6"/>Cod 3.6: Selectarea suportului pentru redimensionare automată a geometriei</text:p>
          </table:table-cell>
        </table:table-row>
        <table:table-row table:style-name="Table116.1">
          <table:table-cell table:style-name="Table116.A2" office:value-type="string">
            <text:p text:style-name="HTML_20_Preformatted"><text:span text:style-name="code-comment">(Doar în cazul versiunii 2.4.x de kernel)</text:span></text:p>
            <text:p text:style-name="HTML_20_Preformatted">ATA/IDE/MFM/RLL support ---&gt;</text:p>
            <text:p text:style-name="HTML_20_Preformatted"><text:span text:style-name="T1"><text:s text:c="2"/></text:span>IDE, ATA and ATAPI Block devices ---&gt;</text:p>
            <text:p text:style-name="HTML_20_Preformatted"><text:span text:style-name="T1"><text:s text:c="4"/></text:span>&lt;*&gt; <text:s text:c="2"/>Include IDE/ATA-2 DISK support</text:p>
            <text:p text:style-name="HTML_20_Preformatted"><text:span text:style-name="T1"><text:s text:c="4"/></text:span>[ ] <text:s text:c="4"/>Use multi-mode by default</text:p>
            <text:p text:style-name="HTML_20_Preformatted"><text:span text:style-name="T1"><text:s text:c="4"/></text:span>[*] <text:s text:c="4"/>Auto-Geometry Resizing support</text:p>
          </table:table-cell>
        </table:table-row>
      </table:table>
      <text:p text:style-name="Normal_20__28_Web_29_">Dacă folosiţi PPPoE pentru conectarea la Internet sau dacă folosiţi un modem tip dial-up, va trebui să activaţi următoarele opţiuni în kernel: </text:p>
      <table:table table:name="Table117" table:style-name="Table117">
        <table:table-column table:style-name="Table117.A"/>
        <table:table-row table:style-name="Table117.1">
          <table:table-cell table:style-name="Table117.A1" office:value-type="string">
            <text:p text:style-name="P1"><text:bookmark text:name="book_part1_chap7__chap3_pre7"/>Cod 3.7: Selectarea driverelor PPPoE necesare</text:p>
          </table:table-cell>
        </table:table-row>
        <table:table-row table:style-name="Table117.1">
          <table:table-cell table:style-name="Table117.A2" office:value-type="string">
            <text:p text:style-name="HTML_20_Preformatted"><text:span text:style-name="code-comment">(În cazul unui kernel 2.4.x)</text:span></text:p>
            <text:p text:style-name="HTML_20_Preformatted">Network device support ---&gt;</text:p>
            <text:p text:style-name="HTML_20_Preformatted"><text:span text:style-name="T1"><text:s text:c="2"/></text:span>&lt;*&gt; PPP (point-to-point protocol) support</text:p>
            <text:p text:style-name="HTML_20_Preformatted"><text:span text:style-name="T1"><text:s text:c="2"/></text:span>&lt;*&gt; <text:s text:c="2"/>PPP support for async serial ports</text:p>
            <text:p text:style-name="HTML_20_Preformatted"><text:span text:style-name="T1"><text:s text:c="2"/></text:span>&lt;*&gt; <text:s text:c="2"/>PPP support for sync tty ports</text:p>
            <text:p text:style-name="HTML_20_Preformatted"/>
            <text:p text:style-name="HTML_20_Preformatted"><text:span text:style-name="code-comment">(În cazul unui kernel 2.6.x)</text:span></text:p>
            <text:p text:style-name="HTML_20_Preformatted">Device Drivers ---&gt;</text:p>
            <text:p text:style-name="HTML_20_Preformatted"><text:span text:style-name="T1"><text:s text:c="2"/></text:span>Networking support ---&gt;</text:p>
            <text:p text:style-name="HTML_20_Preformatted"><text:span text:style-name="T1"><text:s text:c="4"/></text:span>&lt;*&gt; PPP (point-to-point protocol) support</text:p>
            <text:p text:style-name="HTML_20_Preformatted"><text:span text:style-name="T1"><text:s text:c="4"/></text:span>&lt;*&gt; <text:s text:c="2"/>PPP support for async serial ports</text:p>
            <text:p text:style-name="HTML_20_Preformatted"><text:span text:style-name="T1"><text:s text:c="4"/></text:span>&lt;*&gt; <text:s text:c="2"/>PPP support for sync tty ports</text:p>
          </table:table-cell>
        </table:table-row>
      </table:table>
      <text:p text:style-name="Normal_20__28_Web_29_">Cele două opţiuni de compresie nu vor afecta, dar nu sunt întru totul necesare, la fel ca şi opţiunea <text:span text:style-name="code">PPP over Ethernet</text:span>, care ar putea fi folosită doar de <text:span text:style-name="code">rp-pppoe</text:span>, când este configurat sa folosească modul PPPoE. </text:p>
      <text:p text:style-name="Normal_20__28_Web_29_">Dacă o doriţi, nu uitaţi să includeţi suport în kernel pentru placa de reţea. </text:p>
      <text:p text:style-name="Normal_20__28_Web_29_">Dacă deţineţi un procesor Intel ce suportă HyperThreading (tm), sau aveţi un sistem multiprocesor, ar trebui să activaţi "Symmetric multi-processing support": </text:p>
      <table:table table:name="Table118" table:style-name="Table118">
        <table:table-column table:style-name="Table118.A"/>
        <table:table-row table:style-name="Table118.1">
          <table:table-cell table:style-name="Table118.A1" office:value-type="string">
            <text:p text:style-name="P1"><text:bookmark text:name="book_part1_chap7__chap3_pre8"/>Cod 3.8: Activarea suportului SMP</text:p>
          </table:table-cell>
        </table:table-row>
        <table:table-row table:style-name="Table118.1">
          <table:table-cell table:style-name="Table118.A2" office:value-type="string">
            <text:p text:style-name="HTML_20_Preformatted">Processor type and features <text:s/>---&gt;</text:p>
            <text:p text:style-name="HTML_20_Preformatted"><text:span text:style-name="T1"><text:s text:c="2"/></text:span>[*] Symmetric multi-processing support</text:p>
          </table:table-cell>
        </table:table-row>
      </table:table>
      <text:p text:style-name="Normal_20__28_Web_29_"><text:soft-page-break/>Dacă utilizaţi Dispozitive de Intrare pe portul USB (cum ar fi tastatura sau mouse-ul), nu uitaţi să le activaţi şi pe acestea: </text:p>
      <table:table table:name="Table119" table:style-name="Table119">
        <table:table-column table:style-name="Table119.A"/>
        <table:table-row table:style-name="Table119.1">
          <table:table-cell table:style-name="Table119.A1" office:value-type="string">
            <text:p text:style-name="P1"><text:bookmark text:name="book_part1_chap7__chap3_pre9"/>Cod 3.9: Activarea suportului USB pentru dispozitive de intrare</text:p>
          </table:table-cell>
        </table:table-row>
        <table:table-row table:style-name="Table119.1">
          <table:table-cell table:style-name="Table119.A2" office:value-type="string">
            <text:p text:style-name="HTML_20_Preformatted">USB Support ---&gt;</text:p>
            <text:p text:style-name="HTML_20_Preformatted"><text:span text:style-name="T1"><text:s text:c="2"/></text:span>&lt;*&gt; <text:s text:c="2"/>USB Human Interface Device (full HID) support</text:p>
          </table:table-cell>
        </table:table-row>
      </table:table>
      <text:p text:style-name="Normal_20__28_Web_29_">Utilizatorii de laptop ce doresc suport PCMCIA, <text:span text:style-name="Emphasis1">nu</text:span> ar trebui să utilizeze driver-ele PCMCIA dacă doresc să utilizeze un kernel 2.4. Cele mai recente driver-e sunt disponibile prin intermediul pachetului <text:span text:style-name="code">pcmcia-cs</text:span> ce va fi instalat mai târziu. Totuşi, utilizatorii versiunii 2.6 de kernel, ar trebui să selecteze driver-ele PCMCIA din kernel. </text:p>
      <table:table table:name="Table120" table:style-name="Table120">
        <table:table-column table:style-name="Table120.A"/>
        <table:table-row table:style-name="Table120.1">
          <table:table-cell table:style-name="Table120.A1" office:value-type="string">
            <text:p text:style-name="P1"><text:bookmark text:name="book_part1_chap7__chap3_pre10"/>Cod 3.10: Activarea suportului PCMCIA</text:p>
          </table:table-cell>
        </table:table-row>
        <table:table-row table:style-name="Table120.1">
          <table:table-cell table:style-name="Table120.A2" office:value-type="string">
            <text:p text:style-name="HTML_20_Preformatted">Bus options (PCI, PCMCIA, EISA, MCA, ISA) <text:s/>---&gt;</text:p>
            <text:p text:style-name="HTML_20_Preformatted"><text:span text:style-name="T1"><text:s text:c="2"/></text:span>PCCARD (PCMCIA/CardBus) support <text:s/>---&gt;</text:p>
            <text:p text:style-name="HTML_20_Preformatted"><text:span text:style-name="T1"><text:s text:c="4"/></text:span>&lt;*&gt; PCCard (PCMCIA/CardBus) support</text:p>
            <text:p text:style-name="HTML_20_Preformatted"><text:span text:style-name="T1"><text:s text:c="4"/></text:span><text:span text:style-name="code-comment">(selectaţi 16 bit dacă doriţi suport pentru plăcile PCMCIA mai vechi. Majoritatea utilizatorilor doresc acest lucru.)</text:span></text:p>
            <text:p text:style-name="HTML_20_Preformatted"><text:span text:style-name="T1"><text:s text:c="4"/></text:span>&lt;*&gt; <text:s text:c="2"/>16-bit PCMCIA support</text:p>
            <text:p text:style-name="HTML_20_Preformatted"><text:span text:style-name="T1"><text:s text:c="4"/></text:span>[*] <text:s text:c="2"/>32-bit CardBus support</text:p>
            <text:p text:style-name="HTML_20_Preformatted"><text:span text:style-name="T1"><text:s text:c="4"/></text:span><text:span text:style-name="code-comment">(selectaţi dispozitivele bridge relevante, mai jos)</text:span></text:p>
            <text:p text:style-name="HTML_20_Preformatted"><text:span text:style-name="T1"><text:s text:c="4"/></text:span>--- PC-card bridges</text:p>
            <text:p text:style-name="HTML_20_Preformatted"><text:span text:style-name="T1"><text:s text:c="4"/></text:span>&lt;*&gt; CardBus yenta-compatible bridge support (NEW)</text:p>
            <text:p text:style-name="HTML_20_Preformatted"><text:span text:style-name="T1"><text:s text:c="4"/></text:span>&lt;*&gt; Cirrus PD6729 compatible bridge support (NEW)</text:p>
            <text:p text:style-name="HTML_20_Preformatted"><text:span text:style-name="T1"><text:s text:c="4"/></text:span>&lt;*&gt; i82092 compatible bridge support (NEW)</text:p>
            <text:p text:style-name="HTML_20_Preformatted"><text:span text:style-name="T1"><text:s text:c="4"/></text:span>&lt;*&gt; i82365 compatible bridge support (NEW)</text:p>
            <text:p text:style-name="HTML_20_Preformatted"><text:span text:style-name="T1"><text:s text:c="4"/></text:span>&lt;*&gt; Databook TCIC host bridge support (NEW)</text:p>
          </table:table-cell>
        </table:table-row>
      </table:table>
      <text:p text:style-name="secthead"><text:bookmark-start text:name="book_part1_chap7__chap3_sect3"/>Compilare şi Instalare<text:bookmark-end text:name="book_part1_chap7__chap3_sect3"/></text:p>
      <text:p text:style-name="Normal_20__28_Web_29_">Acum, că kernel-ul este configurat, este timpul să îl compilaţi şi să-l instalaţi. Ieşiţi din meniul de configurare şi să începeţi procesul de compilare: </text:p>
      <table:table table:name="Table121" table:style-name="Table121">
        <table:table-column table:style-name="Table121.A"/>
        <table:table-row table:style-name="Table121.1">
          <table:table-cell table:style-name="Table121.A1" office:value-type="string">
            <text:p text:style-name="P1"><text:bookmark text:name="book_part1_chap7__chap3_pre11"/>Cod 3.11: Compilarea kernel-ului</text:p>
          </table:table-cell>
        </table:table-row>
        <table:table-row table:style-name="Table121.1">
          <table:table-cell table:style-name="Table121.A2" office:value-type="string">
            <text:p text:style-name="HTML_20_Preformatted"><text:span text:style-name="code-comment">(Pentru kernel 2.4)</text:span></text:p>
            <text:p text:style-name="HTML_20_Preformatted"># <text:span text:style-name="code-input">make dep &amp;&amp; make bzImage modules modules_install</text:span></text:p>
            <text:p text:style-name="HTML_20_Preformatted"/>
            <text:p text:style-name="HTML_20_Preformatted"><text:span text:style-name="code-comment">(Pentru kernel 2.6)</text:span></text:p>
            <text:p text:style-name="HTML_20_Preformatted"># <text:span text:style-name="code-input">make &amp;&amp; make modules_install</text:span></text:p>
          </table:table-cell>
        </table:table-row>
      </table:table>
      <text:p text:style-name="Normal_20__28_Web_29_">Când compilarea s-a terminat, copiaţi imaginea de kernel în directorul <text:span text:style-name="path">/boot</text:span>. Utilizaţi orice nume consideraţi că este potrivit pentru kernel-ul dvs. şi amintiţi-vă acest nume deoarece veţi avea nevoie de el ulterior când vă veţi configura aplicaţia bootloader. Amintiţi-vă să înlocuiţi <text:span text:style-name="path">&lt;kernel-versiune&gt;</text:span> cu numele şi versiunea kernel-ului dvs. </text:p>
      <table:table table:name="Table122" table:style-name="Table122">
        <table:table-column table:style-name="Table122.A"/>
        <table:table-row table:style-name="Table122.1">
          <table:table-cell table:style-name="Table122.A1" office:value-type="string">
            <text:p text:style-name="P1"><text:bookmark text:name="book_part1_chap7__chap3_pre12"/>Cod 3.12: Instalarea kernel-ului</text:p>
          </table:table-cell>
        </table:table-row>
        <table:table-row table:style-name="Table122.1">
          <table:table-cell table:style-name="Table122.A2" office:value-type="string">
            <text:p text:style-name="HTML_20_Preformatted"># <text:span text:style-name="code-input">cp arch/i386/boot/bzImage /boot/&lt;kernel-versiune&gt;</text:span></text:p>
          </table:table-cell>
        </table:table-row>
      </table:table>
      <text:p text:style-name="Normal_20__28_Web_29_"><text:soft-page-break/>Este, de asemenea, recomandat să vă copiaţi fişierul de configurare a kernel-ului în <text:span text:style-name="path">/boot</text:span>, pentru orice eventualitate :) </text:p>
      <table:table table:name="Table123" table:style-name="Table123">
        <table:table-column table:style-name="Table123.A"/>
        <table:table-row table:style-name="Table123.1">
          <table:table-cell table:style-name="Table123.A1" office:value-type="string">
            <text:p text:style-name="P1"><text:bookmark text:name="book_part1_chap7__chap3_pre13"/>Cod 3.13: Back-up pentru fişierul de configurare al kernel-ului</text:p>
          </table:table-cell>
        </table:table-row>
        <table:table-row table:style-name="Table123.1">
          <table:table-cell table:style-name="Table123.A2" office:value-type="string">
            <text:p text:style-name="HTML_20_Preformatted"># <text:span text:style-name="code-input">cp .config /boot/config-2.6.12-gentoo-r10</text:span></text:p>
          </table:table-cell>
        </table:table-row>
      </table:table>
      <text:p text:style-name="Normal_20__28_Web_29_">Acum, continuaţi cu <text:a xlink:type="simple" xlink:href="http://www.gentoo.org/doc/ro/handbook/handbook-x86.xml?full=1#kernel_modules"><text:span text:style-name="Internet_20_link">Module de Kernel</text:span></text:a>. </text:p>
      <text:p text:style-name="chaphead"><text:bookmark text:name="book_part1_chap7__chap4"/><text:bookmark text:name="genkernel"/><text:span text:style-name="chapnum">7.d. </text:span>Alternativ: Utilizarea genkernel</text:p>
      <text:p text:style-name="Normal_20__28_Web_29_">Dacă citiţi această secţiune, înseamnă că aţi ales script-ul nostru <text:span text:style-name="code">genkernel</text:span> pentru a vă configura kernel-ul. </text:p>
      <text:p text:style-name="Normal_20__28_Web_29_">Acum că sursele kernel-ului sunt instalate, este timpul să compilăm kernel-ul folosind scriptul <text:span text:style-name="code">genkernel</text:span>, pentru o compilarea automată a kernel-ului. <text:span text:style-name="code">genkernel</text:span> funcţionează prin a configura un kernel aproape identic cu cel al mediului Installation CD. Asta înseamnă că atunci când folosiţi <text:span text:style-name="code">genkernel</text:span> pentru a vă construi un kernel, sistemul va detecta,la modul general, toate componentele hardware, în timpul procesului de boot, aşa cum o face mediul Installation CD. Deoarece genkernel nu necesită vreo configurare manuală a kernel-ului, este ideal pentru cei cărora nu le este la îndemână să-şi compileze propriile kernel-uri. </text:p>
      <text:p text:style-name="Normal_20__28_Web_29_">Acum să vedem cum se foloseşte genkernel. Mai întâi, instalaţi pachetul genkernel: </text:p>
      <table:table table:name="Table124" table:style-name="Table124">
        <table:table-column table:style-name="Table124.A"/>
        <table:table-row table:style-name="Table124.1">
          <table:table-cell table:style-name="Table124.A1" office:value-type="string">
            <text:p text:style-name="P1"><text:bookmark text:name="book_part1_chap7__chap4_pre1"/>Cod 4.1: Instalarea genkernel</text:p>
          </table:table-cell>
        </table:table-row>
        <table:table-row table:style-name="Table124.1">
          <table:table-cell table:style-name="Table124.A2" office:value-type="string">
            <text:p text:style-name="HTML_20_Preformatted"># <text:span text:style-name="code-input">emerge genkernel</text:span></text:p>
          </table:table-cell>
        </table:table-row>
      </table:table>
      <text:p text:style-name="Normal_20__28_Web_29_">Apoi, copiaţi configuraţia kernel-ului utilizată de mediul Installation CD în locaţia unde genkernel caută configuraţia implicită de kernel: </text:p>
      <table:table table:name="Table125" table:style-name="Table125">
        <table:table-column table:style-name="Table125.A"/>
        <table:table-row table:style-name="Table125.1">
          <table:table-cell table:style-name="Table125.A1" office:value-type="string">
            <text:p text:style-name="P1"><text:bookmark text:name="book_part1_chap7__chap4_pre2"/>Cod 4.2: Copierea configuraţiei de kernel de pe Installation CD</text:p>
          </table:table-cell>
        </table:table-row>
        <table:table-row table:style-name="Table125.1">
          <table:table-cell table:style-name="Table125.A2" office:value-type="string">
            <text:p text:style-name="HTML_20_Preformatted"># <text:span text:style-name="code-input">zcat /proc/config.gz &gt; /usr/share/genkernel/x86/kernel-config-2.6</text:span></text:p>
          </table:table-cell>
        </table:table-row>
      </table:table>
      <text:p text:style-name="Normal_20__28_Web_29_">Acum, compilaţi sursa kernel-ului rulând <text:span text:style-name="code">genkernel all</text:span>. Fiţi atenţi, totuşi, că <text:span text:style-name="code">genkernel</text:span> compilează un kernel care suportă aproape toate componentele hardware, compilarea durând ceva timp pentru a se termina. </text:p>
      <text:p text:style-name="Normal_20__28_Web_29_">Trebuie să ştiţi că dacă partiţia de boot nu foloseşte ext2 sau ext3 ca sistem de fişiere, va trebui să configuraţi manual kernel-ul, folosind <text:span text:style-name="code">genkernel --menuconfig all</text:span> şi să adăugaţi suport pentru sistemul respectiv de fişiere <text:span text:style-name="Emphasis1">în</text:span> kernel (<text:span text:style-name="Emphasis1">nu</text:span> ca modul). Utilizatorii de EVMS2 sau LVM2, vor trebui, probabil, să adauge <text:span text:style-name="code">--evms2</text:span> sau <text:span text:style-name="code">--lvm2</text:span> ca argumente, de asemenea. </text:p>
      <table:table table:name="Table126" table:style-name="Table126">
        <table:table-column table:style-name="Table126.A"/>
        <text:soft-page-break/>
        <table:table-row table:style-name="Table126.1">
          <table:table-cell table:style-name="Table126.A1" office:value-type="string">
            <text:p text:style-name="P1"><text:bookmark text:name="book_part1_chap7__chap4_pre3"/>Cod 4.3: Rularea genkernel</text:p>
          </table:table-cell>
        </table:table-row>
        <table:table-row table:style-name="Table126.1">
          <table:table-cell table:style-name="Table126.A2" office:value-type="string">
            <text:p text:style-name="HTML_20_Preformatted"><text:span text:style-name="T1"><text:s/></text:span><text:span text:style-name="code-input">genkernel all</text:span></text:p>
          </table:table-cell>
        </table:table-row>
      </table:table>
      <text:p text:style-name="Normal_20__28_Web_29_">Odată ce <text:span text:style-name="code">genkernel</text:span> îşi încheie execuţia, vor fi create un set întreg de module şi <text:span text:style-name="Emphasis1">initial root disk</text:span> (initrd). Vom folosi kernel-ul şi initrd când vom configura boot-loader-ul. Notaţi undeva numele imaginii de kernel şi al fişierului initrd pentru că vă va trebui când veţi configura aplicaţia bootloader. Initrd-ul va porni imediat după boot, pentru a iniţia autodetecţia hardware (la fel ca şi la mediul Installation CD) înainte ca "adevăratul" sistem să pornească. </text:p>
      <table:table table:name="Table127" table:style-name="Table127">
        <table:table-column table:style-name="Table127.A"/>
        <table:table-row table:style-name="Table127.1">
          <table:table-cell table:style-name="Table127.A1" office:value-type="string">
            <text:p text:style-name="P1"><text:bookmark text:name="book_part1_chap7__chap4_pre4"/>Cod 4.4: Verificarea numelor imaginii de kernel creată şi a initrd-ului</text:p>
          </table:table-cell>
        </table:table-row>
        <table:table-row table:style-name="Table127.1">
          <table:table-cell table:style-name="Table127.A2" office:value-type="string">
            <text:p text:style-name="HTML_20_Preformatted"># <text:span text:style-name="code-input">ls /boot/kernel* /boot/initramfs*</text:span></text:p>
          </table:table-cell>
        </table:table-row>
      </table:table>
      <text:p text:style-name="Normal_20__28_Web_29_">Acum să parcurgem încă un pas spre a face sistemul să semene mai mult cu mediul Installation CD -- să instalăm <text:span text:style-name="code">coldplug</text:span>. În timp ce initrd autodetectează componentele hardware necesare procesului de boot, <text:span text:style-name="code">coldplug</text:span> detectează tot ceea ce rămâne. Pentru a instala şi a activa <text:span text:style-name="code">coldplug</text:span>, scrieţi: </text:p>
      <table:table table:name="Table128" table:style-name="Table128">
        <table:table-column table:style-name="Table128.A"/>
        <table:table-row table:style-name="Table128.1">
          <table:table-cell table:style-name="Table128.A1" office:value-type="string">
            <text:p text:style-name="P1"><text:bookmark text:name="book_part1_chap7__chap4_pre5"/>Cod 4.5: Instalarea şi activarea coldplug</text:p>
          </table:table-cell>
        </table:table-row>
        <table:table-row table:style-name="Table128.1">
          <table:table-cell table:style-name="Table128.A2" office:value-type="string">
            <text:p text:style-name="HTML_20_Preformatted"># <text:span text:style-name="code-input">emerge coldplug</text:span></text:p>
            <text:p text:style-name="HTML_20_Preformatted"># <text:span text:style-name="code-input">rc-update add coldplug default</text:span></text:p>
          </table:table-cell>
        </table:table-row>
      </table:table>
      <text:p text:style-name="chaphead"><text:bookmark text:name="kernel_modules"/><text:bookmark text:name="book_part1_chap7__chap5"/>7.e. Module de Kernel</text:p>
      <text:p text:style-name="secthead"><text:bookmark-start text:name="book_part1_chap7__chap5_sect1"/>Configurarea Modulelor<text:bookmark-end text:name="book_part1_chap7__chap5_sect1"/></text:p>
      <text:p text:style-name="Normal_20__28_Web_29_">Va trebui să enumeraţi toate modulele, care vreţi să fie încărcate automat, în <text:span text:style-name="path">/etc/modules.autoload.d/kernel-2.4</text:span> (sau <text:span text:style-name="path">kernel-2.6</text:span>). Puteţi, de asemenea, să adaugaţi extra opţiuni modulelelor dacă doriţi. </text:p>
      <text:p text:style-name="Normal_20__28_Web_29_">Pentru a vizualiza toate modulele disponibile, folosiţi următoarea comandă <text:span text:style-name="code">find</text:span>. Nu uitaţi să înlocuiţi "&lt;versiune kernel&gt;" cu versiunea efectivă de kernel pe care tocmai aţi compilat-o: </text:p>
      <table:table table:name="Table129" table:style-name="Table129">
        <table:table-column table:style-name="Table129.A"/>
        <table:table-row table:style-name="Table129.1">
          <table:table-cell table:style-name="Table129.A1" office:value-type="string">
            <text:p text:style-name="P1"><text:bookmark text:name="book_part1_chap7__chap5_pre1"/>Cod 5.1: Vizualizarea tuturor modulelor disponibile</text:p>
          </table:table-cell>
        </table:table-row>
        <table:table-row table:style-name="Table129.1">
          <table:table-cell table:style-name="Table129.A2" office:value-type="string">
            <text:p text:style-name="HTML_20_Preformatted"># <text:span text:style-name="code-input">find /lib/modules/&lt;kernel version&gt;/ -type f -iname '*.o' -or -iname '*.ko'</text:span></text:p>
          </table:table-cell>
        </table:table-row>
      </table:table>
      <text:p text:style-name="Normal_20__28_Web_29_">De exemplu, pentru a încărca automat modulul <text:span text:style-name="code">3c59x</text:span>, editaţi fişierul <text:span text:style-name="path">kernel-2.4</text:span> sau <text:span text:style-name="path">kernel-2.6</text:span> şi scrieţi numele modulului în el. </text:p>
      <table:table table:name="Table130" table:style-name="Table130">
        <table:table-column table:style-name="Table130.A"/>
        <table:table-row table:style-name="Table130.1">
          <table:table-cell table:style-name="Table130.A1" office:value-type="string">
            <text:p text:style-name="P1"><text:bookmark text:name="book_part1_chap7__chap5_pre2"/>Cod 5.2: Editarea /etc/modules.autoload.d/kernel-2.4</text:p>
          </table:table-cell>
        </table:table-row>
        <table:table-row table:style-name="Table130.1">
          <table:table-cell table:style-name="Table130.A2" office:value-type="string">
            <text:p text:style-name="HTML_20_Preformatted"><text:span text:style-name="code-comment">(Example for 2.4 kernels)</text:span></text:p>
            <text:p text:style-name="HTML_20_Preformatted"># <text:span text:style-name="code-input">nano -w /etc/modules.autoload.d/kernel-2.4</text:span></text:p>
          </table:table-cell>
        </table:table-row>
      </table:table>
      <text:p text:style-name="Standard"><text:bookmark text:name="book_part1_chap7__chap5_pre3"/></text:p>
      <table:table table:name="Table131" table:style-name="Table131">
        <table:table-column table:style-name="Table131.A"/>
        <text:soft-page-break/>
        <table:table-row table:style-name="Table131.1">
          <table:table-cell table:style-name="Table131.A1" office:value-type="string">
            <text:p text:style-name="P1">Cod 5.3: /etc/modules.autoload.d/kernel-2.4 sau kernel-2.6</text:p>
          </table:table-cell>
        </table:table-row>
        <table:table-row table:style-name="Table131.1">
          <table:table-cell table:style-name="Table131.A2" office:value-type="string">
            <text:p text:style-name="HTML_20_Preformatted">3c59x</text:p>
          </table:table-cell>
        </table:table-row>
      </table:table>
      <text:p text:style-name="Normal_20__28_Web_29_">Continuaţi instalarea cu <text:a xlink:type="simple" xlink:href="http://www.gentoo.org/doc/ro/handbook/handbook-x86.xml?full=1#book_part1_chap8"><text:span text:style-name="Internet_20_link">Configurarea Sistemului</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494cm" fo:margin-bottom="0.494cm"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sect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path" style:family="text" style:parent-style-name="Default_20_Paragraph_20_Font"/>
    <style:style style:name="code-input" style:family="text" style:parent-style-name="Default_20_Paragraph_20_Font"/>
    <style:style style:name="code-comment" style:family="text" style:parent-style-name="Default_20_Paragraph_20_Font"/>
    <style:style style:name="code" style:family="text" style:parent-style-name="Default_20_Paragraph_20_Font"/>
    <style:style style:name="Emphasis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41:10</meta:creation-date>
    <dc:date>2013-03-08T21:41:35</dc:date>
    <meta:editing-duration>P0D</meta:editing-duration>
    <meta:editing-cycles>1</meta:editing-cycles>
    <meta:document-statistic meta:table-count="24" meta:image-count="0" meta:object-count="0" meta:page-count="8" meta:paragraph-count="161" meta:word-count="1993" meta:character-count="13651" meta:non-whitespace-character-count="11619"/>
    <meta:generator>LibreOffice/3.5$Linux_X86_64 LibreOffice_project/350m1$Build-2</meta:generator>
  </office:meta>
</office:document-meta>
</file>